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6cm" fo:margin-left="-0.037cm" fo:margin-right="-0.025cm" table:align="margins" style:writing-mode="lr-tb"/>
    </style:style>
    <style:style style:name="Tableau1.A" style:family="table-column">
      <style:table-column-properties style:column-width="0.529cm" style:rel-column-width="300*"/>
    </style:style>
    <style:style style:name="Tableau1.B" style:family="table-column">
      <style:table-column-properties style:column-width="1.85cm" style:rel-column-width="1049*"/>
    </style:style>
    <style:style style:name="Tableau1.C" style:family="table-column">
      <style:table-column-properties style:column-width="5.159cm" style:rel-column-width="2925*"/>
    </style:style>
    <style:style style:name="Tableau1.D" style:family="table-column">
      <style:table-column-properties style:column-width="0.503cm" style:rel-column-width="285*"/>
    </style:style>
    <style:style style:name="Tableau1.E" style:family="table-column">
      <style:table-column-properties style:column-width="8.019cm" style:rel-column-width="4546*"/>
    </style:style>
    <style:style style:name="Tableau1.1" style:family="table-row">
      <style:table-row-properties style:row-height="0.282cm" style:keep-together="true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88cm" style:keep-together="true" fo:keep-together="auto"/>
    </style:style>
    <style:style style:name="Tableau1.4" style:family="table-row">
      <style:table-row-properties style:row-height="0.388cm" style:keep-together="true" fo:keep-together="auto"/>
    </style:style>
    <style:style style:name="Tableau1.6" style:family="table-row">
      <style:table-row-properties style:row-height="0.212cm" style:keep-together="true" fo:keep-together="auto"/>
    </style:style>
    <style:style style:name="Tableau1.7" style:family="table-row">
      <style:table-row-properties style:row-height="0.459cm" style:keep-together="true" fo:keep-together="auto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Arial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/>
    </style:style>
    <style:style style:name="P4" style:family="paragraph" style:parent-style-name="Standard">
      <style:paragraph-properties style:snap-to-layout-grid="false"/>
      <style:text-properties style:font-name="Arial"/>
    </style:style>
    <style:style style:name="P5" style:family="paragraph" style:parent-style-name="Standard">
      <style:paragraph-properties style:text-autospace="non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style:text-autospace="none"/>
      <style:text-properties style:font-name="Arial" fo:font-size="11pt" style:font-name-asian="Times New Roman" style:font-size-asian="11pt" style:font-name-complex="Arial" style:font-size-complex="11pt"/>
    </style:style>
    <style:style style:name="P7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0" style:family="paragraph" style:parent-style-name="Standard">
      <style:paragraph-properties fo:line-height="0.388cm" style:snap-to-layout-grid="false"/>
      <style:text-properties fo:color="#000000" style:font-name="Arial" fo:font-size="8pt" style:font-size-asian="8pt"/>
    </style:style>
    <style:style style:name="P11" style:family="paragraph" style:parent-style-name="Standard">
      <style:paragraph-properties fo:line-height="0.388cm" style:snap-to-layout-grid="false"/>
      <style:text-properties fo:color="#000000" style:font-name="Arial" fo:font-size="8pt" fo:language="zxx" fo:country="none" style:font-size-asian="8pt" style:language-asian="zxx" style:country-asian="none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3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14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15" style:family="paragraph" style:parent-style-name="Texte_20_de_20_saisie">
      <style:text-properties style:font-name="Arial" fo:font-size="11pt" style:font-size-asian="11pt" style:font-size-complex="11pt"/>
    </style:style>
    <style:style style:name="P16" style:family="paragraph" style:parent-style-name="Texte_20_de_20_saisie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7" style:family="paragraph" style:parent-style-name="Texte_20_de_20_saisie">
      <style:text-properties style:font-name="Arial" fo:font-size="11pt" style:font-size-asian="11pt" style:font-size-complex="11pt"/>
    </style:style>
    <style:style style:name="P18" style:family="paragraph" style:parent-style-name="Texte_20_de_20_saisie">
      <style:text-properties style:font-name="Arial1" fo:font-size="11pt" style:font-size-asian="11pt" style:font-size-complex="11pt"/>
    </style:style>
    <style:style style:name="P19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0.111cm"/>
        </style:tab-stops>
      </style:paragraph-properties>
      <style:text-properties style:font-name="Arial" fo:font-size="11pt" style:font-size-asian="11pt" style:font-size-complex="11pt"/>
    </style:style>
    <style:style style:name="P20" style:family="paragraph" style:parent-style-name="Standard">
      <style:paragraph-properties fo:line-height="0.388cm" style:snap-to-layout-grid="false"/>
      <style:text-properties fo:color="#000000" style:font-name="Arial" fo:font-size="8pt" style:font-size-asian="8pt"/>
    </style:style>
    <style:style style:name="P21" style:family="paragraph" style:parent-style-name="Standard">
      <style:text-properties fo:color="#000000" style:font-name="Arial" fo:font-size="11pt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24" style:family="paragraph" style:parent-style-name="Standard">
      <style:paragraph-properties style:text-autospace="none" style:snap-to-layout-grid="false"/>
      <style:text-properties fo:text-transform="capitalize"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25" style:family="paragraph" style:parent-style-name="Standard">
      <style:paragraph-properties style:text-autospace="none"/>
      <style:text-properties fo:text-transform="capitalize" style:font-name="Arial" fo:font-size="11pt" style:font-name-asian="Times New Roman" style:font-size-asian="11pt" style:font-name-complex="Arial" style:font-size-complex="11pt"/>
    </style:style>
    <style:style style:name="P26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111cm"/>
        </style:tab-stops>
      </style:paragraph-properties>
      <style:text-properties style:font-name="Arial"/>
    </style:style>
    <style:style style:name="P27" style:family="paragraph" style:parent-style-name="Text_20_body" style:master-page-name="First_20_Page">
      <style:paragraph-properties style:page-number="auto"/>
      <style:text-properties fo:color="#cccccc" style:font-name="Arial" fo:font-size="11pt" style:font-size-asian="11pt" style:font-size-complex="11pt"/>
    </style:style>
    <style:style style:name="P28" style:family="paragraph" style:parent-style-name="Text_20_body">
      <style:text-properties style:font-name="Arial" fo:font-size="11pt" style:font-size-asian="11pt" style:font-size-complex="11pt"/>
    </style:style>
    <style:style style:name="T1" style:family="text">
      <style:text-properties style:font-name="Arial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style:font-name-complex="Arial" style:font-size-complex="11pt"/>
    </style:style>
    <style:style style:name="T4" style:family="text">
      <style:text-properties style:font-name="Arial" fo:font-size="9pt" style:font-size-asian="9pt" style:font-name-complex="Arial" style:font-size-complex="9pt"/>
    </style:style>
    <style:style style:name="T5" style:family="text">
      <style:text-properties style:font-name="Arial" fo:font-size="11pt" style:font-size-asian="11pt" style:font-name-complex="Arial" style:font-size-complex="11pt"/>
    </style:style>
    <style:style style:name="T6" style:family="text">
      <style:text-properties style:font-name-asian="Times New Roman" style:font-name-complex="Arial"/>
    </style:style>
    <style:style style:name="T7" style:family="text">
      <style:text-properties fo:language="zxx" fo:country="none" style:language-asian="zxx" style:country-asian="none"/>
    </style:style>
    <style:style style:name="T8" style:family="text">
      <style:text-properties fo:text-transform="capitalize"/>
    </style:style>
    <style:style style:name="T9" style:family="text">
      <style:text-properties fo:color="#0000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comiteapre_datecomite"/>
        <text:user-field-decl office:value-type="string" office:string-value="" text:name="apre_natureaide"/>
        <text:user-field-decl office:value-type="string" office:string-value="" text:name="apreComiteapre_daterecours"/>
      </text:user-field-decls>
      <text:section text:style-name="Sect1" text:name="emploi">
        <text:p text:style-name="P27">Benjamin Voisin</text:p>
        <text:p text:style-name="P14">Chef du Service de l’Insertion</text:p>
        <text:p text:style-name="P13">et de la Solidarité 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4"/>
            </table:table-cell>
            <table:table-cell table:style-name="Tableau1.A1" table:number-rows-spanned="5" office:value-type="string">
              <text:p text:style-name="P24"><text:user-field-get text:name="personne_qual"/> <text:s/><text:user-field-get text:name="personne_nom"/> <text:s/><text:user-field-get text:name="personne_prenom"/></text:p>
              <text:p text:style-name="P6"><text:user-field-get text:name="adresse_numvoie"/> <text:s text:c="2"/><text:user-field-get text:name="adresse_libtypevoie"/> <text:s/><text:span text:style-name="T8"><text:user-field-get text:name="adresse_nomvoie"/></text:span></text:p>
              <text:p text:style-name="P25"><text:user-field-get text:name="adresse_complideadr"/></text:p>
              <text:p text:style-name="P25"><text:user-field-get text:name="adresse_compladr"/></text:p>
              <text:p text:style-name="P5"><text:span text:style-name="T6"><text:user-field-get text:name="adresse_codepos"/></text:span><text:span text:style-name="T6"> <text:s/></text:span><text:user-field-get text:name="adresse_nomcom"/></text:p>
            </table:table-cell>
          </table:table-row>
          <table:table-row table:style-name="Tableau1.2">
            <table:table-cell table:style-name="Tableau1.A1" office:value-type="string">
              <text:p text:style-name="P9">Réf :</text:p>
            </table:table-cell>
            <table:table-cell table:style-name="Tableau1.A1" table:number-columns-spanned="2" office:value-type="string">
              <text:p text:style-name="P10"><text:s/><text:span text:style-name="T7">DPAS/SIS/BIP/BIJAS/APRE/BV/FF/ES/NH/LD/LZ/2011</text:span></text:p>
              <text:p text:style-name="P10"><text:span text:style-name="T7">N° CAF </text:span><text:span text:style-name="T7"><text:user-field-get text:name="dossier_matricule"/></text:span></text:p>
              <text:p text:style-name="P11"/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2" office:value-type="string">
              <text:p text:style-name="P9"><text:text-input text:description="">Affaire suivie par : </text:text-input></text:p>
            </table:table-cell>
            <table:covered-table-cell/>
            <table:table-cell table:style-name="Tableau1.A1" office:value-type="string">
              <text:p text:style-name="P9"><text:bookmark-start text:name="Texte7"/><text:user-field-get text:name="user_nom">user_nom</text:user-field-get><text:bookmark-end text:name="Texte7"/> <text:user-field-get text:name="user_prenom">user_prenom</text:user-field-get></text:p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9"><text:text-input text:description="">Tél. : </text:text-input></text:p>
            </table:table-cell>
            <table:table-cell table:style-name="Tableau1.A1" table:number-columns-spanned="2" office:value-type="string">
              <text:p text:style-name="P9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3" office:value-type="string">
              <text:p text:style-name="P9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7">
            <table:table-cell table:style-name="Tableau1.A1" table:number-columns-spanned="5" office:value-type="string">
              <text:p text:style-name="P7">Bobigny, le <text:user-field-get text:name="comiteapre_datecomite"/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21"/>
        <text:p text:style-name="P23"/>
        <text:p text:style-name="P22"/>
        <text:p text:style-name="P12"><text:span text:style-name="T8"><text:user-field-get text:name="personne_qual"/></text:span>,</text:p>
        <text:p text:style-name="P8"/>
        <text:p text:style-name="P18">Vous avez sollicité une aide complémentaire au titre de l’Aide Personnalisée au Retour à l’Emploi (APRE) qui peut être versée aux allocataires du RSA, pour la (le)<text:span text:style-name="T1"> </text:span><text:span text:style-name="T1"><text:user-field-get text:name="apre_natureaide"/></text:span><text:span text:style-name="T1">.</text:span></text:p>
        <text:p text:style-name="P15">Cette dernière a fait l’objet d’une décision de refus.</text:p>
        <text:p text:style-name="P15"/>
        <text:p text:style-name="P15">Vous avez formulé une demande de recours gracieux le <text:user-field-get text:name="apreComiteapre_daterecours"/>.</text:p>
        <text:p text:style-name="P15"/>
        <text:p text:style-name="P28">Après un nouvel examen de votre dossier, je vous confirme la décision de refus.</text:p>
        <text:p text:style-name="P15"/>
        <text:p text:style-name="P16">Je vous prie d'agréer, <text:span text:style-name="T8"><text:user-field-get text:name="personne_qual"/></text:span>, l'expression de mes salutations distinguées.</text:p>
        <text:p text:style-name="P15"/>
        <text:p text:style-name="P15"/>
        <text:p text:style-name="P15"/>
        <text:p text:style-name="P19">Pour le Président du Conseil général</text:p>
        <text:p text:style-name="P19">Et par délégation</text:p>
        <text:p text:style-name="P19"/>
        <text:p text:style-name="P19"/>
        <text:p text:style-name="P26">Benjamin Voisin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style:font-name-complex="Arial" style:font-size-complex="11pt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fo:font-size="9pt" style:font-size-asian="9pt" style:font-name-complex="Arial" style:font-size-complex="9pt"/>
    </style:style>
    <style:style style:name="MT4" style:family="text">
      <style:text-properties style:font-name="Arial" fo:font-size="11pt" style:font-size-asian="11pt" style:font-name-complex="Arial" style:font-size-complex="11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><text:span text:style-name="Internet_20_link"><text:span text:style-name="MT3">www.pole-emploi.fr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1-08-26T17:07:35.59</dc:date>
    <dc:creator>jm jm</dc:creator>
    <meta:editing-duration>PT00H29M03S</meta:editing-duration>
    <meta:editing-cycles>14</meta:editing-cycles>
    <meta:generator>OpenOffice.org/3.2$Win32 OpenOffice.org_project/320m12$Build-9483</meta:generator>
    <meta:printed-by>jm jm</meta:printed-by>
    <meta:print-date>2011-08-18T14:39:11.14</meta:print-date>
    <meta:document-statistic meta:table-count="1" meta:image-count="0" meta:object-count="0" meta:page-count="1" meta:paragraph-count="27" meta:word-count="142" meta:character-count="911"/>
  </office:meta>
</office:document-meta>
</file>